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82cm" fo:text-indent="0cm" style:auto-text-indent="false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ecify the root target directory</text:span></text:p>
      <text:p text:style-name="P1"><text:span text:style-name="T1">Specify a list of input directory</text:span></text:p>
      <text:p text:style-name="P1"><text:span text:style-name="T1">Specify a list of input filters: <text:s/>(-f/--format) pcm[,dsd] <text:s text:c="2"/>(-c/--channels) &lt;min&gt;[,&lt;max&gt;]</text:span></text:p>
      <text:p text:style-name="P1"><text:span text:style-name="T1">Specify maximum output srate: <text:s/>-s/--sample-rate 96k or 48k </text:span></text:p>
      <text:p text:style-name="P1"><text:span text:style-name="T1">Specify a mixdown if multichannel should be downmixed to stereo: <text:s/>-m/--mixdown </text:span></text:p>
      <text:p text:style-name="P1"><text:span text:style-name="T1">By default mixdown front,ctr,sw,rear without attentuation</text:span></text:p>
      <text:p text:style-name="P1"><text:span text:style-name="T1">ctr0,rear3 <text:s/>0=disable, 1..9=-value dB applied</text:span></text:p>
      <text:p text:style-name="P1"><text:span text:style-name="T1">Specify a gain adjustment: <text:s/>-g/--gain &lt;dB&gt; <text:s/>=&gt; will need to accept negative numbers</text:span></text:p>
      <text:p text:style-name="P1"><text:span text:style-name="T1">Process artwork only -a / --artwork <text:s/>(extract metadata but skips transcoding of audio)</text:span></text:p>
      <text:p text:style-name="P1"/>
      <text:p text:style-name="P1">subclass/interface:</text:p>
      <text:p text:style-name="P1">formatprocessor</text:p>
      <text:p text:style-name="P1"/>
      <text:p text:style-name="P1">class:</text:p>
      <text:p text:style-name="P1">flacprocessor</text:p>
      <text:p text:style-name="P1">cueprocessor</text:p>
      <text:p text:style-name="P1">sacdprocessor</text:p>
      <text:p text:style-name="P1"/>
      <text:p text:style-name="P1">class audiofiles:</text:p>
      <text:p text:style-name="P1"><text:s text:c="3"/>basedir</text:p>
      <text:p text:style-name="P1"><text:s text:c="3"/>list of files</text:p>
      <text:p text:style-name="P1"/>
      <text:p text:style-name="P1">Interface:</text:p>
      <text:p text:style-name="P1">class formatprocessor</text:p>
      <text:p text:style-name="P1">probe_res = probe(dir)</text:p>
      <text:p text:style-name="P1">if probe_res:</text:p>
      <text:p text:style-name="P1"><text:tab/>metadata = get_metadata(probe_res)</text:p>
      <text:p text:style-name="P1">transcode(probe_res, metadata)</text:p>
      <text:p text:style-name="P1"><text:span text:style-name="T1"/></text:p>
      <text:p text:style-name="P1"><text:span text:style-name="T1">front+ctr+rear+sw</text:span></text:p>
      <text:p text:style-name="P1"><text:span text:style-name="T1">all</text:span></text:p>
      <text:p text:style-name="P1"><text:span text:style-name="T1">front+ctr+rear <text:s/>(i.e., no subwoffer)</text:span></text:p>
      <text:p text:style-name="P1"><text:span text:style-name="T1">all-sw (no subwoofer)</text:span></text:p>
      <text:p text:style-name="P1"><text:span text:style-name="T1">front+ctr+dB(-3)*rear</text:span></text:p>
      <text:p text:style-name="P1"><text:span text:style-name="T1">front+ctr+dB(-6)*rear</text:span></text:p>
      <text:p text:style-name="P1"><text:span text:style-name="T1"/></text:p>
      <text:p text:style-name="P1"><text:span text:style-name="T1">try:</text:span></text:p>
      <text:p text:style-name="P1"><text:span text:style-name="T1">x = eval(&lt;mix_expression&gt;, {}, { "all":numpy.array([1.,1,1,1]), "front":numpy.array([1.,0,0,0]), "ctr":numpy.array([0.,1,0,0]), "sw":numpy.array([0.,0,1,0]), "rear":numpy.array([0.,0,0,1]), "dB":lambda x:10**(x/20.) })</text:span></text:p>
      <text:p text:style-name="P1"><text:span text:style-name="T1">x = x.tolist()</text:span></text:p>
      <text:p text:style-name="P1"><text:span text:style-name="T1">assert(len(x) != 4)</text:span></text:p>
      <text:p text:style-name="P1"><text:span text:style-name="T1">&gt;&gt;&gt; def parse_mix(str):</text:span></text:p>
      <text:p text:style-name="P1"><text:span text:style-name="T1">... <text:s text:c="4"/>try:</text:span></text:p>
      <text:p text:style-name="P1"><text:soft-page-break/><text:span text:style-name="T1">... <text:s text:c="8"/>x = eval(str, {},</text:span></text:p>
      <text:p text:style-name="P1"><text:span text:style-name="T1">... <text:s text:c="12"/>{ "all":numpy.array([1.,1.,1.,1.]),</text:span></text:p>
      <text:p text:style-name="P1"><text:span text:style-name="T1">... <text:s text:c="14"/>"front":numpy.array([1.,0.,0.,0.]),</text:span></text:p>
      <text:p text:style-name="P1"><text:span text:style-name="T1">... <text:s text:c="14"/>"ctr":numpy.array([0.,1.,0.,0.]),</text:span></text:p>
      <text:p text:style-name="P1"><text:span text:style-name="T1">... <text:s text:c="14"/>"sw":numpy.array([0.,0.,1.,0.]),</text:span></text:p>
      <text:p text:style-name="P1"><text:span text:style-name="T1">... <text:s text:c="14"/>"rear":numpy.array([0.,0.,0.,1.]),</text:span></text:p>
      <text:p text:style-name="P1"><text:span text:style-name="T1">... <text:s text:c="14"/>"dB":lambda x:10**(x/20.) } )</text:span></text:p>
      <text:p text:style-name="P1"><text:span text:style-name="T1">... <text:s text:c="8"/>x = x.tolist()</text:span></text:p>
      <text:p text:style-name="P1"><text:span text:style-name="T1">... <text:s text:c="8"/>assert(len(x)==4)</text:span></text:p>
      <text:p text:style-name="P1"><text:span text:style-name="T1">... <text:s text:c="4"/>except Exception as e:</text:span></text:p>
      <text:p text:style-name="P1"><text:span text:style-name="T1">... <text:s text:c="8"/>return None</text:span></text:p>
      <text:p text:style-name="P1"><text:span text:style-name="T1">... <text:s text:c="4"/>return x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orel </meta:initial-creator>
    <meta:creation-date>2014-05-18T21:19:03</meta:creation-date>
    <dc:date>2014-05-19T11:38:06</dc:date>
    <dc:creator>amorel </dc:creator>
    <meta:editing-duration>PT12H1M53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48" meta:word-count="182" meta:character-count="1696" meta:non-whitespace-character-count="1409"/>
  </office:meta>
</office:document-meta>
</file>